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62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16.32mm"/>
    </style:style>
    <style:style style:name="co5" style:family="table-column">
      <style:table-column-properties fo:break-before="auto" style:column-width="36.99mm"/>
    </style:style>
    <style:style style:name="co6" style:family="table-column">
      <style:table-column-properties fo:break-before="auto" style:column-width="72.73mm"/>
    </style:style>
    <style:style style:name="co7" style:family="table-column">
      <style:table-column-properties fo:break-before="auto" style:column-width="6.63mm"/>
    </style:style>
    <style:style style:name="co8" style:family="table-column">
      <style:table-column-properties fo:break-before="auto" style:column-width="9.4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81.46mm"/>
    </style:style>
    <style:style style:name="co11" style:family="table-column">
      <style:table-column-properties fo:break-before="auto" style:column-width="68.6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6.1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6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ext-properties style:font-name="DejaVu Sans Mono" fo:font-size="7pt" style:font-size-asian="7pt" style:font-size-complex="7pt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2" style:family="table-cell" style:parent-style-name="Default" style:data-style-name="N100">
      <style:table-cell-properties fo:wrap-option="wrap" style:rotation-align="none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wrap"/>
      <style:text-properties style:font-name="DejaVu Sans Mono" fo:font-size="7pt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5" style:family="table-cell" style:parent-style-name="Default">
      <style:table-cell-properties style:text-align-source="fix" style:repeat-content="false" fo:wrap-option="no-wrap" fo:padding="0m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6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5"/>
        <table:table-column table:style-name="co10" table:default-cell-style-name="ce11"/>
        <table:table-column table:style-name="co11" table:number-columns-repeated="33" table:default-cell-style-name="ce1"/>
        <table:table-column table:style-name="co12" table:number-columns-repeated="981" table:default-cell-style-name="ce1"/>
        <table:table-row table:style-name="ro1">
          <table:table-cell office:value-type="string" calcext:value-type="string">
            <text:p>ns1:groupId</text:p>
          </table:table-cell>
          <table:table-cell office:value-type="string" calcext:value-type="string">
            <text:p>ns1:artifactId</text:p>
          </table:table-cell>
          <table:table-cell office:value-type="string" calcext:value-type="string">
            <text:p>ns1:version</text:p>
          </table:table-cell>
          <table:table-cell office:value-type="string" calcext:value-type="string">
            <text:p>ns1:classifier</text:p>
          </table:table-cell>
          <table:table-cell/>
          <table:table-cell office:value-type="string" calcext:value-type="string">
            <text:p>ns1:systemPath</text:p>
          </table:table-cell>
          <table:table-cell table:number-columns-repeated="2"/>
          <table:table-cell table:style-name="ce14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servlet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gwt-servlet.jar</text:p>
          </table:table-cell>
          <table:table-cell table:number-columns-repeated="2"/>
          <table:table-cell table:style-name="ce14" table:formula="of:=+CONCATENATE(&quot;mvn install:install-file -DgroupId=&quot;;[.A2];&quot; -DartifactId=&quot;;[.B2];&quot; -Dpackaging=jar -Dversion=&quot;;CHAR(34);[.C2];CHAR(34);&quot; -Dfile=&quot;;CHAR(34);[.F2];CHAR(34);&quot; -DgeneratePom=true&quot;)" office:value-type="string" office:string-value="mvn install:install-file -DgroupId=com.google.gwt -DartifactId=gwt-servlet -Dpackaging=jar -Dversion=&quot;0.0.0&quot; -Dfile=&quot;/home/klemen/git/gwt/build/staging/gwt-0.0.0/gwt-servlet.jar&quot; -DgeneratePom=true" calcext:value-type="string">
            <text:p>mvn install:install-file -DgroupId=com.google.gwt -DartifactId=gwt-servlet -Dpackaging=jar -Dversion="0.0.0" -Dfile="/home/klemen/git/gwt/build/staging/gwt-0.0.0/gwt-servlet.jar" -DgeneratePom=true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user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gwt-user.jar</text:p>
          </table:table-cell>
          <table:table-cell table:number-columns-repeated="2"/>
          <table:table-cell table:style-name="ce14" table:formula="of:=+CONCATENATE(&quot;mvn install:install-file -DgroupId=&quot;;[.A3];&quot; -DartifactId=&quot;;[.B3];&quot; -Dpackaging=jar -Dversion=&quot;;CHAR(34);[.C3];CHAR(34);&quot; -Dfile=&quot;;CHAR(34);[.F3];CHAR(34);&quot; -DgeneratePom=true&quot;)" office:value-type="string" office:string-value="mvn install:install-file -DgroupId=com.google.gwt -DartifactId=gwt-user -Dpackaging=jar -Dversion=&quot;0.0.0&quot; -Dfile=&quot;/home/klemen/git/gwt/build/staging/gwt-0.0.0/gwt-user.jar&quot; -DgeneratePom=true" calcext:value-type="string">
            <text:p>mvn install:install-file -DgroupId=com.google.gwt -DartifactId=gwt-user -Dpackaging=jar -Dversion="0.0.0" -Dfile="/home/klemen/git/gwt/build/staging/gwt-0.0.0/gwt-user.jar" -DgeneratePom=true</text:p>
          </table:table-cell>
          <table:table-cell table:style-name="ce16"/>
          <table:table-cell table:number-columns-repeated="1014"/>
        </table:table-row>
        <table:table-row table:style-name="ro3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dev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gwt-dev.jar</text:p>
          </table:table-cell>
          <table:table-cell table:number-columns-repeated="2"/>
          <table:table-cell table:style-name="ce14" table:formula="of:=+CONCATENATE(&quot;mvn install:install-file -DgroupId=&quot;;[.A4];&quot; -DartifactId=&quot;;[.B4];&quot; -Dpackaging=jar -Dversion=&quot;;CHAR(34);[.C4];CHAR(34);&quot; -Dfile=&quot;;CHAR(34);[.F4];CHAR(34);&quot; -DgeneratePom=true&quot;)" office:value-type="string" office:string-value="mvn install:install-file -DgroupId=com.google.gwt -DartifactId=gwt-dev -Dpackaging=jar -Dversion=&quot;0.0.0&quot; -Dfile=&quot;/home/klemen/git/gwt/build/staging/gwt-0.0.0/gwt-dev.jar&quot; -DgeneratePom=true" calcext:value-type="string">
            <text:p>mvn install:install-file -DgroupId=com.google.gwt -DartifactId=gwt-dev -Dpackaging=jar -Dversion="0.0.0" -Dfile="/home/klemen/git/gwt/build/staging/gwt-0.0.0/gwt-dev.jar" -DgeneratePom=true</text:p>
          </table:table-cell>
          <table:table-cell table:style-name="ce16"/>
          <table:table-cell table:number-columns-repeated="1014"/>
        </table:table-row>
        <table:table-row table:style-name="ro3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validation-api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validation-api-1.0.0.GA.jar</text:p>
          </table:table-cell>
          <table:table-cell table:number-columns-repeated="2"/>
          <table:table-cell table:style-name="ce14" table:formula="of:=+CONCATENATE(&quot;mvn install:install-file -DgroupId=&quot;;[.A5];&quot; -DartifactId=&quot;;[.B5];&quot; -Dpackaging=jar -Dversion=&quot;;CHAR(34);[.C5];CHAR(34);&quot; -Dfile=&quot;;CHAR(34);[.F5];CHAR(34);&quot; -DgeneratePom=true&quot;)" office:value-type="string" office:string-value="mvn install:install-file -DgroupId=com.google.gwt -DartifactId=gwt-validation-api -Dpackaging=jar -Dversion=&quot;0.0.0&quot; -Dfile=&quot;/home/klemen/git/gwt/build/staging/gwt-0.0.0/validation-api-1.0.0.GA.jar&quot; -DgeneratePom=true" calcext:value-type="string">
            <text:p>mvn install:install-file -DgroupId=com.google.gwt -DartifactId=gwt-validation-api -Dpackaging=jar -Dversion="0.0.0" -Dfile="/home/klemen/git/gwt/build/staging/gwt-0.0.0/validation-api-1.0.0.GA.jar" -DgeneratePom=true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validation-api-sources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validation-api-1.0.0.GA-sources.jar</text:p>
          </table:table-cell>
          <table:table-cell table:number-columns-repeated="2"/>
          <table:table-cell table:style-name="ce14" table:formula="of:=+CONCATENATE(&quot;mvn install:install-file -DgroupId=&quot;;[.A6];&quot; -DartifactId=&quot;;[.B6];&quot; -Dpackaging=jar -Dversion=&quot;;CHAR(34);[.C6];CHAR(34);&quot; -Dfile=&quot;;CHAR(34);[.F6];CHAR(34);&quot; -DgeneratePom=true&quot;)" office:value-type="string" office:string-value="mvn install:install-file -DgroupId=com.google.gwt -DartifactId=gwt-validation-api-sources -Dpackaging=jar -Dversion=&quot;0.0.0&quot; -Dfile=&quot;/home/klemen/git/gwt/build/staging/gwt-0.0.0/validation-api-1.0.0.GA-sources.jar&quot; -DgeneratePom=true" calcext:value-type="string">
            <text:p>mvn install:install-file -DgroupId=com.google.gwt -DartifactId=gwt-validation-api-sources -Dpackaging=jar -Dversion="0.0.0" -Dfile="/home/klemen/git/gwt/build/staging/gwt-0.0.0/validation-api-1.0.0.GA-sources.jar" -DgeneratePom=true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3" table:number-columns-repeated="5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5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3" table:number-columns-repeated="2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1014"/>
        </table:table-row>
        <table:table-row table:style-name="ro1" table:number-rows-repeated="4">
          <table:table-cell table:style-name="ce3" table:number-columns-repeated="2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 table:number-rows-repeated="8">
          <table:table-cell table:style-name="ce3" table:number-columns-repeated="2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4">
          <table:table-cell table:style-name="Default" table:number-columns-repeated="10"/>
          <table:table-cell table:number-columns-repeated="1014"/>
        </table:table-row>
        <table:table-row table:style-name="ro1">
          <table:table-cell/>
          <table:table-cell table:style-name="ce7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2];&quot; -DartifactId=&quot;;[.B32];&quot; -Dpackaging=jar -Dversion=&quot;;CHAR(34);[.C32];CHAR(34);&quot; -Dfile=&quot;;CHAR(34);[.F32];CHAR(34);&quot; -DgeneratePom=true &quot;;IF([.D32]&lt;&gt;&quot;&quot;;CONCATENATE(&quot;-Dclassifier=&quot;;[.D32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3];&quot; -DartifactId=&quot;;[.B33];&quot; -Dpackaging=jar -Dversion=&quot;;CHAR(34);[.C33];CHAR(34);&quot; -Dfile=&quot;;CHAR(34);[.F33];CHAR(34);&quot; -DgeneratePom=true &quot;;IF([.D33]&lt;&gt;&quot;&quot;;CONCATENATE(&quot;-Dclassifier=&quot;;[.D33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4];&quot; -DartifactId=&quot;;[.B34];&quot; -Dpackaging=jar -Dversion=&quot;;CHAR(34);[.C34];CHAR(34);&quot; -Dfile=&quot;;CHAR(34);[.F34];CHAR(34);&quot; -DgeneratePom=true &quot;;IF([.D34]&lt;&gt;&quot;&quot;;CONCATENATE(&quot;-Dclassifier=&quot;;[.D34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5];&quot; -DartifactId=&quot;;[.B35];&quot; -Dpackaging=jar -Dversion=&quot;;CHAR(34);[.C35];CHAR(34);&quot; -Dfile=&quot;;CHAR(34);[.F35];CHAR(34);&quot; -DgeneratePom=true &quot;;IF([.D35]&lt;&gt;&quot;&quot;;CONCATENATE(&quot;-Dclassifier=&quot;;[.D35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6];&quot; -DartifactId=&quot;;[.B36];&quot; -Dpackaging=jar -Dversion=&quot;;CHAR(34);[.C36];CHAR(34);&quot; -Dfile=&quot;;CHAR(34);[.F36];CHAR(34);&quot; -DgeneratePom=true &quot;;IF([.D36]&lt;&gt;&quot;&quot;;CONCATENATE(&quot;-Dclassifier=&quot;;[.D36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7];&quot; -DartifactId=&quot;;[.B37];&quot; -Dpackaging=jar -Dversion=&quot;;CHAR(34);[.C37];CHAR(34);&quot; -Dfile=&quot;;CHAR(34);[.F37];CHAR(34);&quot; -DgeneratePom=true &quot;;IF([.D37]&lt;&gt;&quot;&quot;;CONCATENATE(&quot;-Dclassifier=&quot;;[.D37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4"/>
          <table:table-cell table:number-columns-repeated="2"/>
          <table:table-cell table:style-name="ce13"/>
          <table:table-cell table:number-columns-repeated="2"/>
          <table:table-cell table:style-name="ce14"/>
          <table:table-cell table:style-name="ce16" table:formula="of:=+CONCATENATE(&quot;mvn deploy:deploy-file -DgroupId=&quot;;[.A38];&quot; -DartifactId=&quot;;[.B38];&quot; -Dpackaging=jar -Dversion=&quot;;CHAR(34);[.C38];CHAR(34);&quot; -Dfile=&quot;;CHAR(34);[.F38];CHAR(34);&quot; -DgeneratePom=true &quot;;IF([.D38]&lt;&gt;&quot;&quot;;CONCATENATE(&quot;-Dclassifier=&quot;;[.D38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4"/>
          <table:table-cell table:number-columns-repeated="2"/>
          <table:table-cell table:style-name="ce13"/>
          <table:table-cell table:number-columns-repeated="2"/>
          <table:table-cell table:style-name="ce14"/>
          <table:table-cell table:style-name="ce16" table:formula="of:=+CONCATENATE(&quot;mvn deploy:deploy-file -DgroupId=&quot;;[.A39];&quot; -DartifactId=&quot;;[.B39];&quot; -Dpackaging=jar -Dversion=&quot;;CHAR(34);[.C39];CHAR(34);&quot; -Dfile=&quot;;CHAR(34);[.F39];CHAR(34);&quot; -DgeneratePom=true &quot;;IF([.D39]&lt;&gt;&quot;&quot;;CONCATENATE(&quot;-Dclassifier=&quot;;[.D39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40];&quot; -DartifactId=&quot;;[.B40];&quot; -Dpackaging=jar -Dversion=&quot;;CHAR(34);[.C40];CHAR(34);&quot; -Dfile=&quot;;CHAR(34);[.F40];CHAR(34);&quot; -DgeneratePom=true &quot;;IF([.D40]&lt;&gt;&quot;&quot;;CONCATENATE(&quot;-Dclassifier=&quot;;[.D40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number-columns-repeated="6"/>
          <table:table-cell table:style-name="ce14"/>
          <table:table-cell table:formula="of:=+CONCATENATE(&quot;mvn deploy:deploy-file -DgroupId=&quot;;[.A43];&quot; -DartifactId=&quot;;[.B43];&quot; -Dpackaging=jar -Dversion=&quot;;CHAR(34);[.C43];CHAR(34);&quot; -Dfile=&quot;;CHAR(34);[.F43];CHAR(34);&quot; -DgeneratePom=true &quot;;IF([.D43]&lt;&gt;&quot;&quot;;CONCATENATE(&quot;-Dclassifier=&quot;;[.D43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style-name="ce5"/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46];&quot; -DartifactId=&quot;;[.B46];&quot; -Dpackaging=jar -Dversion=&quot;;CHAR(34);[.C46];CHAR(34);&quot; -Dfile=&quot;;CHAR(34);[.F46];CHAR(34);&quot; -DgeneratePom=true &quot;;IF([.D46]&lt;&gt;&quot;&quot;;CONCATENATE(&quot;-Dclassifier=&quot;;[.D46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47];&quot; -DartifactId=&quot;;[.B47];&quot; -Dpackaging=jar -Dversion=&quot;;CHAR(34);[.C47];CHAR(34);&quot; -Dfile=&quot;;CHAR(34);[.F47];CHAR(34);&quot; -DgeneratePom=true &quot;;IF([.D47]&lt;&gt;&quot;&quot;;CONCATENATE(&quot;-Dclassifier=&quot;;[.D47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3" table:number-columns-repeated="2"/>
          <table:table-cell table:number-columns-repeated="5"/>
          <table:table-cell table:style-name="ce14"/>
          <table:table-cell table:number-columns-repeated="1015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49];&quot; -DartifactId=&quot;;[.B49];&quot; -Dpackaging=jar -Dversion=&quot;;CHAR(34);[.C49];CHAR(34);&quot; -Dfile=&quot;;CHAR(34);[.F49];CHAR(34);&quot; -DgeneratePom=true &quot;;IF([.D49]&lt;&gt;&quot;&quot;;CONCATENATE(&quot;-Dclassifier=&quot;;[.D49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50];&quot; -DartifactId=&quot;;[.B50];&quot; -Dpackaging=jar -Dversion=&quot;;CHAR(34);[.C50];CHAR(34);&quot; -Dfile=&quot;;CHAR(34);[.F50];CHAR(34);&quot; -DgeneratePom=true &quot;;IF([.D50]&lt;&gt;&quot;&quot;;CONCATENATE(&quot;-Dclassifier=&quot;;[.D50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51];&quot; -DartifactId=&quot;;[.B51];&quot; -Dpackaging=jar -Dversion=&quot;;CHAR(34);[.C51];CHAR(34);&quot; -Dfile=&quot;;CHAR(34);[.F51];CHAR(34);&quot; -DgeneratePom=true &quot;;IF([.D51]&lt;&gt;&quot;&quot;;CONCATENATE(&quot;-Dclassifier=&quot;;[.D51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52];&quot; -DartifactId=&quot;;[.B52];&quot; -Dpackaging=jar -Dversion=&quot;;CHAR(34);[.C52];CHAR(34);&quot; -Dfile=&quot;;CHAR(34);[.F52];CHAR(34);&quot; -DgeneratePom=true &quot;;IF([.D52]&lt;&gt;&quot;&quot;;CONCATENATE(&quot;-Dclassifier=&quot;;[.D52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53];&quot; -DartifactId=&quot;;[.B53];&quot; -Dpackaging=jar -Dversion=&quot;;CHAR(34);[.C53];CHAR(34);&quot; -Dfile=&quot;;CHAR(34);[.F53];CHAR(34);&quot; -DgeneratePom=true &quot;;IF([.D53]&lt;&gt;&quot;&quot;;CONCATENATE(&quot;-Dclassifier=&quot;;[.D53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4];&quot; -DartifactId=&quot;;[.B54];&quot; -Dpackaging=jar -Dversion=&quot;;CHAR(34);[.C54];CHAR(34);&quot; -Dfile=&quot;;CHAR(34);[.F54];CHAR(34);&quot; -DgeneratePom=true &quot;;IF([.D54]&lt;&gt;&quot;&quot;;CONCATENATE(&quot;-Dclassifier=&quot;;[.D54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5];&quot; -DartifactId=&quot;;[.B55];&quot; -Dpackaging=jar -Dversion=&quot;;CHAR(34);[.C55];CHAR(34);&quot; -Dfile=&quot;;CHAR(34);[.F55];CHAR(34);&quot; -DgeneratePom=true &quot;;IF([.D55]&lt;&gt;&quot;&quot;;CONCATENATE(&quot;-Dclassifier=&quot;;[.D55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style-name="ce5"/>
          <table:table-cell table:number-columns-repeated="3"/>
          <table:table-cell table:style-name="ce14"/>
          <table:table-cell table:formula="of:=+CONCATENATE(&quot;mvn deploy:deploy-file -DgroupId=&quot;;[.A56];&quot; -DartifactId=&quot;;[.B56];&quot; -Dpackaging=jar -Dversion=&quot;;CHAR(34);[.C56];CHAR(34);&quot; -Dfile=&quot;;CHAR(34);[.F56];CHAR(34);&quot; -DgeneratePom=true &quot;;IF([.D56]&lt;&gt;&quot;&quot;;CONCATENATE(&quot;-Dclassifier=&quot;;[.D56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style-name="ce5"/>
          <table:table-cell table:number-columns-repeated="3"/>
          <table:table-cell table:style-name="ce14"/>
          <table:table-cell table:formula="of:=+CONCATENATE(&quot;mvn deploy:deploy-file -DgroupId=&quot;;[.A57];&quot; -DartifactId=&quot;;[.B57];&quot; -Dpackaging=jar -Dversion=&quot;;CHAR(34);[.C57];CHAR(34);&quot; -Dfile=&quot;;CHAR(34);[.F57];CHAR(34);&quot; -DgeneratePom=true &quot;;IF([.D57]&lt;&gt;&quot;&quot;;CONCATENATE(&quot;-Dclassifier=&quot;;[.D57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8];&quot; -DartifactId=&quot;;[.B58];&quot; -Dpackaging=jar -Dversion=&quot;;CHAR(34);[.C58];CHAR(34);&quot; -Dfile=&quot;;CHAR(34);[.F58];CHAR(34);&quot; -DgeneratePom=true &quot;;IF([.D58]&lt;&gt;&quot;&quot;;CONCATENATE(&quot;-Dclassifier=&quot;;[.D58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9];&quot; -DartifactId=&quot;;[.B59];&quot; -Dpackaging=jar -Dversion=&quot;;CHAR(34);[.C59];CHAR(34);&quot; -Dfile=&quot;;CHAR(34);[.F59];CHAR(34);&quot; -DgeneratePom=true &quot;;IF([.D59]&lt;&gt;&quot;&quot;;CONCATENATE(&quot;-Dclassifier=&quot;;[.D59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60];&quot; -DartifactId=&quot;;[.B60];&quot; -Dpackaging=jar -Dversion=&quot;;CHAR(34);[.C60];CHAR(34);&quot; -Dfile=&quot;;CHAR(34);[.F60];CHAR(34);&quot; -DgeneratePom=true &quot;;IF([.D60]&lt;&gt;&quot;&quot;;CONCATENATE(&quot;-Dclassifier=&quot;;[.D60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formula="of:=+CONCATENATE(&quot;mvn deploy:deploy-file -DgroupId=&quot;;[.A61];&quot; -DartifactId=&quot;;[.B61];&quot; -Dpackaging=jar -Dversion=&quot;;CHAR(34);[.C61];CHAR(34);&quot; -Dfile=&quot;;CHAR(34);[.F61];CHAR(34);&quot; -DgeneratePom=true &quot;;IF([.D61]&lt;&gt;&quot;&quot;;CONCATENATE(&quot;-Dclassifier=&quot;;[.D61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14"/>
          <table:table-cell table:formula="of:=+CONCATENATE(&quot;mvn deploy:deploy-file -DgroupId=&quot;;[.A62];&quot; -DartifactId=&quot;;[.B62];&quot; -Dpackaging=jar -Dversion=&quot;;CHAR(34);[.C62];CHAR(34);&quot; -Dfile=&quot;;CHAR(34);[.F62];CHAR(34);&quot; -DgeneratePom=true &quot;;IF([.D62]&lt;&gt;&quot;&quot;;CONCATENATE(&quot;-Dclassifier=&quot;;[.D62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formula="of:=+CONCATENATE(&quot;mvn deploy:deploy-file -DgroupId=&quot;;[.A63];&quot; -DartifactId=&quot;;[.B63];&quot; -Dpackaging=jar -Dversion=&quot;;CHAR(34);[.C63];CHAR(34);&quot; -Dfile=&quot;;CHAR(34);[.F63];CHAR(34);&quot; -DgeneratePom=true &quot;;IF([.D63]&lt;&gt;&quot;&quot;;CONCATENATE(&quot;-Dclassifier=&quot;;[.D63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65];&quot; -DartifactId=&quot;;[.B65];&quot; -Dpackaging=jar -Dversion=&quot;;CHAR(34);[.C65];CHAR(34);&quot; -Dfile=&quot;;CHAR(34);[.F65];CHAR(34);&quot; -DgeneratePom=true &quot;;IF([.D65]&lt;&gt;&quot;&quot;;CONCATENATE(&quot;-Dclassifier=&quot;;[.D65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101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1" table:target-range-address="Sheet1.A1:Sheet1.F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.00.0000</text:date>, <text:time style:data-style-name="N2" text:time-value="16:44:20.859959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ivkovič Klemen</meta:initial-creator>
    <meta:creation-date>2012-08-01T07:26:02</meta:creation-date>
    <dc:date>2019-11-13T17:22:37.236126832</dc:date>
    <meta:generator>LibreOffice/5.2.7.2$Linux_X86_64 LibreOffice_project/20m0$Build-2</meta:generator>
    <meta:editing-duration>P15DT7H56M28S</meta:editing-duration>
    <meta:editing-cycles>37</meta:editing-cycles>
    <dc:creator>klemen </dc:creator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